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c67b" officeooo:paragraph-rsid="0019c67b"/>
    </style:style>
    <style:style style:name="P2" style:family="paragraph" style:parent-style-name="Standard" style:list-style-name="L1">
      <style:text-properties officeooo:rsid="0019c67b" officeooo:paragraph-rsid="0019c67b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c67b" officeooo:paragraph-rsid="0019c67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19c67b" officeooo:paragraph-rsid="0019c67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9c67b" officeooo:paragraph-rsid="0019c67b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text-properties officeooo:rsid="001a061f" officeooo:paragraph-rsid="001a061f"/>
    </style:style>
    <style:style style:name="P7" style:family="paragraph" style:parent-style-name="Standard" style:list-style-name="L1">
      <style:text-properties officeooo:rsid="001a061f" officeooo:paragraph-rsid="001b3763"/>
    </style:style>
    <style:style style:name="P8" style:family="paragraph" style:parent-style-name="Standard">
      <style:text-properties officeooo:rsid="001a061f" officeooo:paragraph-rsid="001b3763"/>
    </style:style>
    <style:style style:name="P9" style:family="paragraph" style:parent-style-name="Standard" style:list-style-name="L1">
      <style:text-properties officeooo:rsid="001b3763" officeooo:paragraph-rsid="001b3763"/>
    </style:style>
    <style:style style:name="P10" style:family="paragraph" style:parent-style-name="Standard" style:list-style-name="L2">
      <style:text-properties officeooo:rsid="001c1771" officeooo:paragraph-rsid="001c1771"/>
    </style:style>
    <style:style style:name="P11" style:family="paragraph" style:parent-style-name="Standard" style:list-style-name="L2">
      <style:text-properties officeooo:rsid="001eb0be" officeooo:paragraph-rsid="001eb0be"/>
    </style:style>
    <style:style style:name="P12" style:family="paragraph" style:parent-style-name="Standard" style:list-style-name="L1">
      <style:text-properties officeooo:rsid="001f31d3" officeooo:paragraph-rsid="001f31d3"/>
    </style:style>
    <style:style style:name="P13" style:family="paragraph" style:parent-style-name="Standard" style:list-style-name="L2">
      <style:text-properties officeooo:rsid="001fd4de" officeooo:paragraph-rsid="001fd4de"/>
    </style:style>
    <style:style style:name="T1" style:family="text">
      <style:text-properties officeooo:rsid="001a061f"/>
    </style:style>
    <style:style style:name="T2" style:family="text">
      <style:text-properties officeooo:rsid="001b3763"/>
    </style:style>
    <style:style style:name="T3" style:family="text">
      <style:text-properties officeooo:rsid="001cf832"/>
    </style:style>
    <style:style style:name="T4" style:family="text">
      <style:text-properties officeooo:rsid="001f31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 project specifications</text:p>
      <text:p text:style-name="P4"/>
      <text:p text:style-name="P5"/>
      <text:p text:style-name="P1"/>
      <text:p text:style-name="P1">Client and server communicate with each other for a little bit in the clear, sending each other a message.</text:p>
      <text:p text:style-name="P1"/>
      <text:p text:style-name="P1">To the client the following commands are provided:</text:p>
      <text:list xml:id="list5594211483021894494" text:style-name="L1">
        <text:list-item>
          <text:p text:style-name="P2">communication encrypted by the symmetric key</text:p>
        </text:list-item>
        <text:list-item>
          <text:p text:style-name="P9">use of stenography (of course lower performances)</text:p>
        </text:list-item>
        <text:list-item>
          <text:p text:style-name="P2">start a protocol with the nonce re<text:span text:style-name="T1">c</text:span>eived by the server</text:p>
        </text:list-item>
        <text:list-item>
          <text:p text:style-name="P2">stop the encrypted communication</text:p>
        </text:list-item>
        <text:list-item>
          <text:p text:style-name="P6">send/<text:span text:style-name="T4">receive</text:span> plain messages to the server</text:p>
        </text:list-item>
        <text:list-item>
          <text:p text:style-name="P12">receive an encrypted/stenographed file from the server</text:p>
        </text:list-item>
        <text:list-item>
          <text:p text:style-name="P6">send a file to the server</text:p>
        </text:list-item>
        <text:list-item>
          <text:p text:style-name="P7">for both 5. and 4. the decision on the encryption is taken basing on 1.</text:p>
        </text:list-item>
      </text:list>
      <text:p text:style-name="P8"/>
      <text:p text:style-name="P8"><text:span text:style-name="T2">To the server the following possibilities are provided (the server periodically sends a nonce): </text:span></text:p>
      <text:list xml:id="list4215267038239144577" text:style-name="L2">
        <text:list-item>
          <text:p text:style-name="P10">protocol with the client basing on the received message</text:p>
        </text:list-item>
        <text:list-item>
          <text:p text:style-name="P10">use of stenography <text:span text:style-name="T3">(when the client asks)</text:span></text:p>
        </text:list-item>
        <text:list-item>
          <text:p text:style-name="P11">send a file to the client if the client asks</text:p>
        </text:list-item>
        <text:list-item>
          <text:p text:style-name="P13">receive a file from the client if he sen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2:21:37.386203244</meta:creation-date>
    <dc:date>2014-05-16T22:38:43.463812055</dc:date>
    <meta:editing-duration>PT12M18S</meta:editing-duration>
    <meta:editing-cycles>8</meta:editing-cycles>
    <meta:generator>LibreOffice/4.2.4.2$Linux_X86_64 LibreOffice_project/420m0$Build-2</meta:generator>
    <meta:document-statistic meta:table-count="0" meta:image-count="0" meta:object-count="0" meta:page-count="1" meta:paragraph-count="16" meta:word-count="152" meta:character-count="853" meta:non-whitespace-character-count="728"/>
  </office:meta>
</office:document-meta>
</file>